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TRUJILLANO, MARC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MAN TRUJILLANO, MARC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19769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75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4/11/2021</text:p>
          </table:table-cell>
          <table:table-cell table:style-name="Tabla2.A2" office:value-type="string">
            <text:p text:style-name="P7">32018166</text:p>
          </table:table-cell>
          <table:table-cell table:style-name="Tabla2.A2" office:value-type="string">
            <text:p text:style-name="P7">1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4T17:28:0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